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なな、なにが、どうなってやがんだっ」</text:p>
      <text:p text:style-name="P1">数秒を経てようやく男のかたわらに、握った左手をおまけにつけたナタがきりきりと回</text:p>
      <text:p text:style-name="P1"><text:s/>転しながら落下して路地のアスファルトに突き立った。</text:p>
      <text:p text:style-name="P1">影は高速で振りおろされる男のナタを避けず、それをはるかに上回る速度でナタを握っ</text:p>
      <text:p text:style-name="P1"><text:s/>た手首を横から蹴り薙いだのである。</text:p>
      <text:p text:style-name="P1">その影の蹴りはまさに芸術であった。</text:p>
      <text:p text:style-name="P1">あたかも水鳥が翼を広げて天に飛びたとうとするかのようなしなやかな動きでありなが</text:p>
      <text:p text:style-name="P1"><text:s/>ら、同時に猛禽の黒鷲が獲物を切り裂く爪のごとき破壊力を秘めた蹴りの技である。</text:p>
      <text:p text:style-name="P1">ナタの刃が急降下するのに相対して、折り畳まれた形で影の蹴り足が膝蹴りのようにほ</text:p>
      <text:p text:style-name="P1"><text:s/>ぼ真上に伸び上がる。そして軸足の踵が地から跳ねると、親指のつけ根を支点に内回りに</text:p>
      <text:p text:style-name="P1"><text:s/>銳く回転して身体のほぼ正面を向いた。その踵の回転にともなって爪先立ちに伸び上がっ</text:p>
      <text:p text:style-name="P1"><text:s/>た軸足の瞬発力を蹴り足が受けると、畳まれていた膝から下の脚部が内側に銳くひねり込</text:p>
      <text:p text:style-name="P1"><text:s/>むように開放されていく。この瞬間に蹴りの威力は最大となり、男のナタを握った左手首</text:p>
      <text:p text:style-name="P1"><text:s/>にィンパクトして切新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32:02.75</dc:date>
    <meta:editing-duration>PT17H28M12S</meta:editing-duration>
    <meta:editing-cycles>13</meta:editing-cycles>
    <meta:generator>OpenOffice/4.1.1$Win32 OpenOffice.org_project/411m6$Build-9775</meta:generator>
    <meta:document-statistic meta:table-count="0" meta:image-count="0" meta:object-count="0" meta:page-count="1" meta:paragraph-count="14" meta:word-count="447" meta:character-count="455"/>
  </office:meta>
</office:document-meta>
</file>